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RCA CABRERA DE ALVAREZ, ANA CEC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29536183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BARCA CABRERA DE ALVAREZ, ANA CEC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536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48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